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1900000051E95F9B04E0FD37A3.png" manifest:media-type="image/png"/>
  <manifest:file-entry manifest:full-path="Pictures/100002010000000C000000D5F7EA27E300EC5CA0.png" manifest:media-type="image/png"/>
  <manifest:file-entry manifest:full-path="Pictures/100002010000000C000000CAEB91D209404DB9E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82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80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82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82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false" fo:min-height="0.13cm" fo:min-width="0.086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false" fo:min-height="0.13cm" fo:min-width="0.101cm" draw:shadow="hidden" draw:shadow-offset-x="0.3cm" draw:shadow-offset-y="0.3cm" draw:shadow-color="#808080"/>
    </style:style>
    <style:style style:name="gr8" style:family="graphic" style:parent-style-name="Object_20_with_20_no_20_fill_20_and_20_no_20_line">
      <style:graphic-properties draw:stroke="none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9.371cm" svg:y1="14.237cm" svg:x2="9.6cm" svg:y2="14.389cm">
              <text:p/>
            </draw:line>
            <draw:line draw:style-name="gr2" draw:text-style-name="P1" draw:layer="layout" svg:x1="9.405cm" svg:y1="14.427cm" svg:x2="9.566cm" svg:y2="14.205cm">
              <text:p/>
            </draw:line>
          </draw:g>
          <draw:g>
            <draw:line draw:style-name="gr3" draw:text-style-name="P1" draw:layer="layout" svg:x1="10.297cm" svg:y1="14.07cm" svg:x2="10.528cm" svg:y2="14.232cm">
              <text:p/>
            </draw:line>
            <draw:line draw:style-name="gr4" draw:text-style-name="P1" draw:layer="layout" svg:x1="10.331cm" svg:y1="14.264cm" svg:x2="10.492cm" svg:y2="14.033cm">
              <text:p/>
            </draw:line>
          </draw:g>
          <draw:circle draw:style-name="gr5" draw:text-style-name="P2" draw:layer="layout" svg:width="1.885cm" svg:height="1.886cm" draw:transform="skewX (0.00209439510239322) rotate (0.175056523975031) translate (9.322cm 13.387cm)" draw:kind="arc" draw:start-angle="345.06" draw:end-angle="13.71">
            <text:p/>
          </draw:circle>
          <draw:frame draw:style-name="gr6" draw:text-style-name="P4" draw:layer="layout" svg:width="0.219cm" svg:height="0.624cm" svg:x="9.133cm" svg:y="13.925cm">
            <draw:text-box>
              <text:p text:style-name="P3"><text:span text:style-name="T1">A</text:span></text:p>
            </draw:text-box>
          </draw:frame>
          <draw:frame draw:style-name="gr7" draw:text-style-name="P4" draw:layer="layout" svg:width="0.257cm" svg:height="0.624cm" svg:x="10.255cm" svg:y="13.715cm">
            <draw:text-box>
              <text:p text:style-name="P3"><text:span text:style-name="T1">O</text:span></text:p>
            </draw:text-box>
          </draw:frame>
          <draw:line draw:style-name="gr5" draw:text-style-name="P2" draw:layer="layout" svg:x1="9.484cm" svg:y1="14.313cm" svg:x2="12.237cm" svg:y2="13.828cm">
            <text:p/>
          </draw:line>
          <draw:frame draw:style-name="gr8" draw:text-style-name="P5" draw:layer="layout" svg:width="0.101cm" svg:height="1.71cm" draw:transform="rotate (2.80334784455329) translate (10.899cm 15.86cm)">
            <draw:image xlink:href="Pictures/100002010000000C000000CAEB91D209404DB9EB.png" xlink:type="simple" xlink:show="embed" xlink:actuate="onLoad">
              <text:p/>
            </draw:image>
          </draw:frame>
          <draw:frame draw:style-name="gr8" draw:text-style-name="P5" draw:layer="layout" svg:width="0.101cm" svg:height="1.803cm" draw:transform="rotate (-2.90946386307455) translate (10.862cm 15.893cm)">
            <draw:image xlink:href="Pictures/100002010000000C000000D5F7EA27E300EC5CA0.png" xlink:type="simple" xlink:show="embed" xlink:actuate="onLoad">
              <text:p/>
            </draw:image>
          </draw:frame>
          <draw:frame draw:style-name="gr8" draw:text-style-name="P5" draw:layer="layout" svg:width="0.211cm" svg:height="0.687cm" draw:transform="rotate (3.04018902404892) translate (10.86cm 16.204cm)">
            <draw:image xlink:href="Pictures/100002010000001900000051E95F9B04E0FD37A3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802" draw:display-name="Dashed (var) 802" draw:style="rect" draw:dots1="1" draw:dots1-length="0.003cm" draw:dots2="1" draw:dots2-length="0.003cm" draw:distance="0.003cm"/>
    <draw:stroke-dash draw:name="Dashed_20__28_var_29__20_822" draw:display-name="Dashed (var) 822" draw:style="rect" draw:dots1="1" draw:dots1-length="0.003cm" draw:dots2="1" draw:dots2-length="0.003cm" draw:distance="0.003cm"/>
    <draw:stroke-dash draw:name="Dashed_20__28_var_29__20_823" draw:display-name="Dashed (var) 823" draw:style="rect" draw:dots1="1" draw:dots1-length="0.003cm" draw:dots2="1" draw:dots2-length="0.003cm" draw:distance="0.003cm"/>
    <draw:stroke-dash draw:name="Dashed_20__28_var_29__20_824" draw:display-name="Dashed (var) 824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5:19:24.374992505</meta:creation-date>
    <dc:date>2018-04-10T15:19:40.833415367</dc:date>
    <meta:editing-duration>PT16S</meta:editing-duration>
    <meta:editing-cycles>1</meta:editing-cycles>
    <meta:document-statistic meta:object-count="14"/>
    <meta:generator>LibreOffice/6.0.0.3$MacOSX_X86_64 LibreOffice_project/64a0f66915f38c6217de274f0aa8e15618924765</meta:generator>
  </office:meta>
</office:document-meta>
</file>